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nsola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1" draw:master-page-name="Master1-Layout1-title-Title-Slide" presentation:presentation-page-layout-name="Master1-PPL1" draw:id="Slide-256">
        <draw:frame draw:id="id63" presentation:style-name="a385" draw:name="Title 1" svg:x="1.55955in" svg:y="0.39608in" svg:width="10in" svg:height="0.89363in" presentation:class="title" presentation:placeholder="false">
          <draw:text-box>
            <text:p text:style-name="a384" text:class-names="" text:cond-style-name=""><text:span text:style-name="a382" text:class-names="">What is change detection</text:span><text:span text:style-name="a383" text:class-names=""/></text:p>
          </draw:text-box>
          <svg:title/>
          <svg:desc/>
        </draw:frame>
        <draw:frame draw:id="id64" draw:style-name="a404" draw:name="TextBox 3" svg:x="0.22346in" svg:y="1.65931in" svg:width="12.66918in" svg:height="5.28444in">
          <draw:text-box>
            <text:p text:style-name="a388" text:class-names="" text:cond-style-name=""><text:span text:style-name="a386" text:class-names=""><text:a xlink:href="https://angular.io/guide/change-detection" text:style-name="" text:visited-style-name="">https://angular.io/guide/change-detection</text:a></text:span><text:span text:style-name="a387" text:class-names=""/></text:p>
            <text:p text:style-name="a390" text:class-names="" text:cond-style-name=""><text:span text:style-name="a389" text:class-names=""/></text:p>
            <text:p text:style-name="a394" text:class-names="" text:cond-style-name=""><text:span text:style-name="a391" text:class-names="">Change detection is the process through which Angular checks to see whether your application state has changed, and if any DOM needs to be updated.</text:span><text:span text:style-name="a392" text:class-names=""> </text:span><text:span text:style-name="a393" text:class-names=""/></text:p>
            <text:p text:style-name="a396" text:class-names="" text:cond-style-name=""><text:span text:style-name="a395" text:class-names=""/></text:p>
            <text:p text:style-name="a398" text:class-names="" text:cond-style-name=""><text:span text:style-name="a397" text:class-names=""><text:s text:c="1"/>Angular runs its change detection mechanism periodically so that changes to the data model are reflected in an app’s view. </text:span></text:p>
            <text:p text:style-name="a400" text:class-names="" text:cond-style-name=""><text:span text:style-name="a399" text:class-names=""/></text:p>
            <text:p text:style-name="a403" text:class-names="" text:cond-style-name=""><text:span text:style-name="a401" text:class-names="">At a high level, Angular walks your components from top to bottom, looking for changes.</text:span><text:span text:style-name="a402" text:class-names=""/></text:p>
          </draw:text-box>
          <svg:title/>
          <svg:desc/>
        </draw:frame>
      </draw:page>
      <draw:page draw:name="Slide2" draw:style-name="a405" draw:master-page-name="Master1-Layout2-obj-Title-and-Content" presentation:presentation-page-layout-name="Master1-PPL2" draw:id="Slide-257">
        <draw:frame draw:id="id65" presentation:style-name="a449" draw:name="Content Placeholder 2" svg:x="0.84962in" svg:y="1.44097in" svg:width="11.5in" svg:height="4.75868in" presentation:class="outline" presentation:placeholder="false">
          <draw:text-box>
            <text:list text:style-name="a409">
              <text:list-item>
                <text:p text:style-name="a408" text:class-names="" text:cond-style-name=""><text:span text:style-name="a406" text:class-names="">On every change detection cycle, Angular synchronously:</text:span><text:span text:style-name="a407" text:class-names=""/></text:p>
              </text:list-item>
            </text:list>
            <text:list text:style-name="a412">
              <text:list-item>
                <text:p text:style-name="a411" text:class-names="" text:cond-style-name=""><text:span text:style-name="a410" text:class-names=""/></text:p>
              </text:list-item>
            </text:list>
            <text:list text:style-name="a417">
              <text:list-item>
                <text:list text:style-name="a417">
                  <text:list-item>
                    <text:p text:style-name="a416" text:class-names="" text:cond-style-name=""><text:span text:style-name="a413" text:class-names="">Evaluates all template expressions in all components</text:span><text:span text:style-name="a414" text:class-names="">, unless specified otherwise, based on that each component's detection strategy</text:span><text:span text:style-name="a415" text:class-names=""/></text:p>
                  </text:list-item>
                </text:list>
              </text:list-item>
            </text:list>
            <text:list text:style-name="a420">
              <text:list-item>
                <text:list text:style-name="a420">
                  <text:list-item>
                    <text:p text:style-name="a419" text:class-names="" text:cond-style-name=""><text:span text:style-name="a418" text:class-names=""/></text:p>
                  </text:list-item>
                </text:list>
              </text:list-item>
            </text:list>
            <text:list text:style-name="a434">
              <text:list-item>
                <text:list text:style-name="a434">
                  <text:list-item>
                    <text:p text:style-name="a433" text:class-names="" text:cond-style-name=""><text:span text:style-name="a421" text:class-names="">Executes</text:span><text:span text:style-name="a422" text:class-names=""><text:s text:c="1"/>the </text:span><text:span text:style-name="a423" text:class-names="">ngDoCheck</text:span><text:span text:style-name="a424" text:class-names="">, </text:span><text:span text:style-name="a425" text:class-names="">ngAfterContentChecked</text:span><text:span text:style-name="a426" text:class-names="">, </text:span><text:span text:style-name="a427" text:class-names="">ngAfterViewChecked</text:span><text:span text:style-name="a428" text:class-names="">, and </text:span><text:span text:style-name="a429" text:class-names="">ngOnChanges</text:span><text:span text:style-name="a430" text:class-names=""> </text:span><text:span text:style-name="a431" text:class-names="">lifecycle hooks</text:span><text:span text:style-name="a432" text:class-names="">. </text:span></text:p>
                  </text:list-item>
                </text:list>
              </text:list-item>
            </text:list>
            <text:list text:style-name="a437">
              <text:list-item>
                <text:list text:style-name="a437">
                  <text:list-item>
                    <text:p text:style-name="a436" text:class-names="" text:cond-style-name=""><text:span text:style-name="a435" text:class-names=""/></text:p>
                  </text:list-item>
                </text:list>
              </text:list-item>
            </text:list>
            <text:list text:style-name="a442">
              <text:list-item>
                <text:list text:style-name="a442">
                  <text:list-item>
                    <text:p text:style-name="a441" text:class-names="" text:cond-style-name=""><text:span text:style-name="a438" text:class-names="">A single slow computation within a template or a lifecycle hook can slow down the entire change detection process</text:span><text:span text:style-name="a439" text:class-names=""><text:s text:c="1"/>because Angular runs the computations sequentially.</text:span><text:span text:style-name="a440" text:class-names=""/></text:p>
                  </text:list-item>
                </text:list>
              </text:list-item>
            </text:list>
            <text:list text:style-name="a445">
              <text:list-item>
                <text:list text:style-name="a445">
                  <text:list-item>
                    <text:p text:style-name="a444" text:class-names="" text:cond-style-name=""><text:span text:style-name="a443" text:class-names=""/></text:p>
                  </text:list-item>
                </text:list>
              </text:list-item>
            </text:list>
            <text:list text:style-name="a448">
              <text:list-item>
                <text:p text:style-name="a447" text:class-names="" text:cond-style-name=""><text:span text:style-name="a446" text:class-names=""/></text:p>
              </text:list-item>
            </text:list>
          </draw:text-box>
          <svg:title/>
          <svg:desc/>
        </draw:frame>
      </draw:page>
      <draw:page draw:name="Slide3" draw:style-name="a450" draw:master-page-name="Master1-Layout4-twoObj-Two-Content" presentation:presentation-page-layout-name="Master1-PPL4" draw:id="Slide-258">
        <draw:frame draw:id="id66" presentation:style-name="a454" draw:name="Title 10" svg:x="0.78455in" svg:y="0.48061in" svg:width="11.93699in" svg:height="0.82973in" presentation:class="title" presentation:placeholder="false">
          <draw:text-box>
            <text:p text:style-name="a453" text:class-names="" text:cond-style-name=""><text:span text:style-name="a451" text:class-names="">Optimizing slow computations<text:line-break/></text:span><text:span text:style-name="a452" text:class-names=""/></text:p>
          </draw:text-box>
          <svg:title/>
          <svg:desc/>
        </draw:frame>
        <draw:frame draw:id="id67" presentation:style-name="a496" draw:name="Content Placeholder 2" svg:x="0.70325in" svg:y="3.75466in" svg:width="5.88008in" svg:height="3.74242in" presentation:class="outline" presentation:placeholder="false">
          <draw:text-box>
            <text:list text:style-name="a457">
              <text:list-item>
                <text:p text:style-name="a456" text:class-names="" text:cond-style-name=""><text:span text:style-name="a455" text:class-names=""/></text:p>
              </text:list-item>
            </text:list>
            <text:list text:style-name="a461">
              <text:list-item>
                <text:p text:style-name="a460" text:class-names="" text:cond-style-name=""><text:span text:style-name="a458" text:class-names="">Minimize computations in lifecycle hooks methods</text:span><text:span text:style-name="a459" text:class-names=""/></text:p>
              </text:list-item>
            </text:list>
            <text:list text:style-name="a464">
              <text:list-item>
                <text:p text:style-name="a463" text:class-names="" text:cond-style-name=""><text:span text:style-name="a462" text:class-names="">@Input() value: number;</text:span></text:p>
              </text:list-item>
            </text:list>
            <text:list text:style-name="a469">
              <text:list-item>
                <text:p text:style-name="a468" text:class-names="" text:cond-style-name=""><text:span text:style-name="a465" text:class-names="">let<text:s text:c="1"/></text:span><text:span text:style-name="a466" text:class-names="">oldValue</text:span><text:span text:style-name="a467" text:class-names="">: number = 0;</text:span></text:p>
              </text:list-item>
            </text:list>
            <text:list text:style-name="a473">
              <text:list-item>
                <text:p text:style-name="a472" text:class-names="" text:cond-style-name=""><text:span text:style-name="a470" text:class-names="">ngDoCheck</text:span><text:span text:style-name="a471" text:class-names="">() {</text:span></text:p>
              </text:list-item>
            </text:list>
            <text:list text:style-name="a478">
              <text:list-item>
                <text:p text:style-name="a477" text:class-names="" text:cond-style-name=""><text:span text:style-name="a474" text:class-names="">    If (</text:span><text:span text:style-name="a475" text:class-names="">oldValue</text:span><text:span text:style-name="a476" text:class-names=""><text:s text:c="1"/>=== value) {</text:span></text:p>
              </text:list-item>
            </text:list>
            <text:list text:style-name="a481">
              <text:list-item>
                <text:p text:style-name="a480" text:class-names="" text:cond-style-name=""><text:span text:style-name="a479" text:class-names="">        // add functionality here</text:span></text:p>
              </text:list-item>
            </text:list>
            <text:list text:style-name="a486">
              <text:list-item>
                <text:p text:style-name="a485" text:class-names="" text:cond-style-name=""><text:span text:style-name="a482" text:class-names="">       <text:s text:c="1"/></text:span><text:span text:style-name="a483" text:class-names="">oldValue</text:span><text:span text:style-name="a484" text:class-names=""><text:s text:c="1"/>= value;</text:span></text:p>
              </text:list-item>
            </text:list>
            <text:list text:style-name="a489">
              <text:list-item>
                <text:p text:style-name="a488" text:class-names="" text:cond-style-name=""><text:span text:style-name="a487" text:class-names="">    }</text:span></text:p>
              </text:list-item>
            </text:list>
            <text:list text:style-name="a492">
              <text:list-item>
                <text:p text:style-name="a491" text:class-names="" text:cond-style-name=""><text:span text:style-name="a490" text:class-names="">}</text:span></text:p>
              </text:list-item>
            </text:list>
            <text:list text:style-name="a495">
              <text:list-item>
                <text:p text:style-name="a494" text:class-names="" text:cond-style-name=""><text:span text:style-name="a493" text:class-names=""/></text:p>
              </text:list-item>
            </text:list>
          </draw:text-box>
          <svg:title/>
          <svg:desc/>
        </draw:frame>
        <draw:frame draw:id="id68" presentation:style-name="a517" draw:name="Content Placeholder 11" svg:x="6.71951in" svg:y="4.10018in" svg:width="5.66667in" svg:height="3.00055in" presentation:class="outline" presentation:placeholder="false">
          <draw:text-box>
            <text:list text:style-name="a501">
              <text:list-item>
                <text:p text:style-name="a500" text:class-names="" text:cond-style-name=""><text:span text:style-name="a497" text:class-names="">Use<text:s text:c="1"/></text:span><text:span text:style-name="a498" text:class-names="">memoization</text:span><text:span text:style-name="a499" text:class-names=""><text:s text:c="1"/>for caching pure methods</text:span></text:p>
              </text:list-item>
            </text:list>
            <text:list text:style-name="a506">
              <text:list-item>
                <text:p text:style-name="a505" text:class-names="" text:cond-style-name=""><text:span text:style-name="a502" text:class-names="">@ </text:span><text:span text:style-name="a503" text:class-names="">memoize</text:span><text:span text:style-name="a504" text:class-names=""/></text:p>
              </text:list-item>
            </text:list>
            <text:list text:style-name="a510">
              <text:list-item>
                <text:p text:style-name="a509" text:class-names="" text:cond-style-name=""><text:span text:style-name="a507" text:class-names="">pureheavyComputation</text:span><text:span text:style-name="a508" text:class-names="">(data) {</text:span></text:p>
              </text:list-item>
            </text:list>
            <text:list text:style-name="a513">
              <text:list-item>
                <text:p text:style-name="a512" text:class-names="" text:cond-style-name=""><text:span text:style-name="a511" text:class-names="">...</text:span></text:p>
              </text:list-item>
            </text:list>
            <text:list text:style-name="a516">
              <text:list-item>
                <text:p text:style-name="a515" text:class-names="" text:cond-style-name=""><text:span text:style-name="a514" text:class-names="">}</text:span></text:p>
              </text:list-item>
            </text:list>
          </draw:text-box>
          <svg:title/>
          <svg:desc/>
        </draw:frame>
        <draw:frame draw:id="id69" draw:style-name="a542" draw:name="TextBox 12" svg:x="0.70122in" svg:y="1.45325in" svg:width="11.94106in" svg:height="2.52441in">
          <draw:text-box>
            <text:p text:style-name="a522" text:class-names="" text:cond-style-name=""><text:span text:style-name="a518" text:class-names="">Don't use<text:s text:c="1"/></text:span><text:span text:style-name="a519" text:class-names="">inpure</text:span><text:span text:style-name="a520" text:class-names=""><text:s text:c="1"/>heavy computation methods in template</text:span><text:span text:style-name="a521" text:class-names=""/></text:p>
            <text:p text:style-name="a526" text:class-names="" text:cond-style-name=""><text:span text:style-name="a523" text:class-names="">&lt;div {{<text:s text:c="1"/></text:span><text:span text:style-name="a524" text:class-names="">inpureHeavyComputation</text:span><text:span text:style-name="a525" text:class-names="">(data) }}&gt;</text:span></text:p>
            <text:p text:style-name="a528" text:class-names="" text:cond-style-name=""><text:span text:style-name="a527" text:class-names=""/></text:p>
            <text:p text:style-name="a534" text:class-names="" text:cond-style-name=""><text:span text:style-name="a529" text:class-names="">Use pure pipes for caching (impure pipes are called on each detection cycle)</text:span><text:span text:style-name="a530" text:class-names=""><text:line-break/>&lt;div {{  data | </text:span><text:span text:style-name="a531" text:class-names="">customPurePipe</text:span><text:span text:style-name="a532" text:class-names=""> }}&gt;</text:span><text:span text:style-name="a533" text:class-names=""/></text:p>
            <text:p text:style-name="a536" text:class-names="" text:cond-style-name=""><text:span text:style-name="a535" text:class-names=""/></text:p>
            <text:p text:style-name="a539" text:class-names="" text:cond-style-name=""><text:span text:style-name="a537" text:class-names=""><text:a xlink:href="https://angular.io/guide/pipes#detecting-changes-with-data-binding-in-pipes" text:style-name="" text:visited-style-name="">https://angular.io/guide/pipes</text:a></text:span><text:span text:style-name="a538" text:class-names=""/></text:p>
            <text:p text:style-name="a541" text:class-names="" text:cond-style-name=""><text:span text:style-name="a540" text:class-names=""/></text:p>
          </draw:text-box>
          <svg:title/>
          <svg:desc/>
        </draw:frame>
      </draw:page>
      <draw:page draw:name="Slide4" draw:style-name="a543" draw:master-page-name="Master1-Layout2-obj-Title-and-Content" presentation:presentation-page-layout-name="Master1-PPL2" draw:id="Slide-259">
        <draw:frame draw:id="id70" presentation:style-name="a601" draw:name="Content Placeholder 2" svg:x="0.91667in" svg:y="0.44165in" svg:width="11.5in" svg:height="6.56762in" presentation:class="outline" presentation:placeholder="false">
          <draw:text-box>
            <text:list text:style-name="a547">
              <text:list-item>
                <text:p text:style-name="a546" text:class-names="" text:cond-style-name=""><text:span text:style-name="a544" text:class-names=""><text:a xlink:href="https://www.npmjs.com/package/memoizee" text:style-name="" text:visited-style-name="">https://www.npmjs.com/package/memoizee</text:a></text:span><text:span text:style-name="a545" text:class-names=""/></text:p>
              </text:list-item>
            </text:list>
            <text:list text:style-name="a551">
              <text:list-item>
                <text:p text:style-name="a550" text:class-names="" text:cond-style-name=""><text:span text:style-name="a548" text:class-names=""><text:a xlink:href="https://medium.com/angular-in-depth/how-to-improve-angular-performance-by-just-adding-just-8-characters-877bde708ddd" text:style-name="" text:visited-style-name="">https://medium.com/angular-in-depth/how-to-improve-angular-performance-by-just-adding-just-8-characters-877bde708ddd</text:a></text:span><text:span text:style-name="a549" text:class-names=""/></text:p>
              </text:list-item>
            </text:list>
            <text:list text:style-name="a554">
              <text:list-item>
                <text:p text:style-name="a553" text:class-names="" text:cond-style-name=""><text:span text:style-name="a552" text:class-names=""/></text:p>
              </text:list-item>
            </text:list>
            <text:list text:style-name="a562">
              <text:list-item>
                <text:p text:style-name="a561" text:class-names="" text:cond-style-name=""><text:span text:style-name="a555" text:class-names="">npm</text:span><text:span text:style-name="a556" text:class-names=""><text:s text:c="1"/></text:span><text:span text:style-name="a557" text:class-names="">i</text:span><text:span text:style-name="a558" text:class-names=""> </text:span><text:span text:style-name="a559" text:class-names="">memoizee</text:span><text:span text:style-name="a560" text:class-names=""/></text:p>
              </text:list-item>
            </text:list>
            <text:list text:style-name="a565">
              <text:list-item>
                <text:p text:style-name="a564" text:class-names="" text:cond-style-name=""><text:span text:style-name="a563" text:class-names=""/></text:p>
              </text:list-item>
            </text:list>
            <text:list text:style-name="a572">
              <text:list-item>
                <text:p text:style-name="a571" text:class-names="" text:cond-style-name=""><text:span text:style-name="a566" text:class-names="">import * as </text:span><text:span text:style-name="a567" text:class-names="">memoizee</text:span><text:span text:style-name="a568" text:class-names=""> from '</text:span><text:span text:style-name="a569" text:class-names="">memoizee</text:span><text:span text:style-name="a570" text:class-names="">';</text:span></text:p>
              </text:list-item>
            </text:list>
            <text:list text:style-name="a575">
              <text:list-item>
                <text:p text:style-name="a574" text:class-names="" text:cond-style-name=""><text:span text:style-name="a573" text:class-names=""/></text:p>
              </text:list-item>
            </text:list>
            <text:list text:style-name="a578">
              <text:list-item>
                <text:p text:style-name="a577" text:class-names="" text:cond-style-name=""><text:span text:style-name="a576" text:class-names="">// create the @memoize custom decorator</text:span></text:p>
              </text:list-item>
            </text:list>
            <text:list text:style-name="a597">
              <text:list-item>
                <text:p text:style-name="a596" text:class-names="" text:cond-style-name=""><text:span text:style-name="a579" text:class-names="">export function </text:span><text:span text:style-name="a580" text:class-names="">memoize</text:span><text:span text:style-name="a581" text:class-names="">() {<text:line-break/>    return function(target, key, descriptor) {<text:line-break/>        const </text:span><text:span text:style-name="a582" text:class-names="">oldFunction</text:span><text:span text:style-name="a583" text:class-names=""> = </text:span><text:span text:style-name="a584" text:class-names="">descriptor.value</text:span><text:span text:style-name="a585" text:class-names="">;<text:line-break/>        const </text:span><text:span text:style-name="a586" text:class-names="">newFunction</text:span><text:span text:style-name="a587" text:class-names=""> = </text:span><text:span text:style-name="a588" text:class-names="">memoizee</text:span><text:span text:style-name="a589" text:class-names="">(</text:span><text:span text:style-name="a590" text:class-names="">oldFunction</text:span><text:span text:style-name="a591" text:class-names="">);<text:line-break/>        </text:span><text:span text:style-name="a592" text:class-names="">descriptor.value</text:span><text:span text:style-name="a593" text:class-names="">= function () {<text:line-break/>            return </text:span><text:span text:style-name="a594" text:class-names="">newFunction.apply</text:span><text:span text:style-name="a595" text:class-names="">(this, arguments);<text:line-break/>        };<text:line-break/>   };<text:line-break/>};</text:span></text:p>
              </text:list-item>
            </text:list>
            <text:list text:style-name="a600">
              <text:list-item>
                <text:p text:style-name="a599" text:class-names="" text:cond-style-name=""><text:span text:style-name="a598" text:class-names=""/></text:p>
              </text:list-item>
            </text:list>
          </draw:text-box>
          <svg:title/>
          <svg:desc/>
        </draw:frame>
      </draw:page>
      <draw:page draw:name="Slide6" draw:style-name="a602" draw:master-page-name="Master1-Layout2-obj-Title-and-Content" presentation:presentation-page-layout-name="Master1-PPL2" draw:id="Slide-261">
        <draw:frame draw:id="id71" presentation:style-name="a608" draw:name="Title 1" svg:x="0.57114in" svg:y="0.46028in" svg:width="12.30284in" svg:height="1.46998in" presentation:class="title" presentation:placeholder="false">
          <draw:text-box>
            <text:p text:style-name="a607" text:class-names="" text:cond-style-name=""><text:span text:style-name="a603" text:class-names="">Use Zone.js and<text:s text:c="1"/></text:span><text:span text:style-name="a604" text:class-names="">ngZones</text:span><text:span text:style-name="a605" text:class-names=""><text:s text:c="1"/>for further optimization</text:span><text:span text:style-name="a606" text:class-names=""/></text:p>
          </draw:text-box>
          <svg:title/>
          <svg:desc/>
        </draw:frame>
        <draw:frame draw:id="id72" presentation:style-name="a653" draw:name="Content Placeholder 2" svg:x="0.91667in" svg:y="1.99653in" svg:width="11.5in" svg:height="4.75868in" presentation:class="outline" presentation:placeholder="false">
          <draw:text-box>
            <text:list text:style-name="a612">
              <text:list-item>
                <text:p text:style-name="a611" text:class-names="" text:cond-style-name=""><text:span text:style-name="a609" text:class-names=""><text:a xlink:href="https://angular.io/guide/change-detection-zone-pollution" text:style-name="" text:visited-style-name="">https://angular.io/guide/change-detection-zone-pollution</text:a></text:span><text:span text:style-name="a610" text:class-names=""/></text:p>
              </text:list-item>
            </text:list>
            <text:list text:style-name="a616">
              <text:list-item>
                <text:p text:style-name="a615" text:class-names="" text:cond-style-name=""><text:span text:style-name="a613" text:class-names=""><text:a xlink:href="https://angular.io/guide/zone" text:style-name="" text:visited-style-name="">https://angular.io/guide/zone</text:a></text:span><text:span text:style-name="a614" text:class-names=""/></text:p>
              </text:list-item>
            </text:list>
            <text:list text:style-name="a619">
              <text:list-item>
                <text:p text:style-name="a618" text:class-names="" text:cond-style-name=""><text:span text:style-name="a617" text:class-names=""/></text:p>
              </text:list-item>
            </text:list>
            <text:list text:style-name="a626">
              <text:list-item>
                <text:p text:style-name="a625" text:class-names="" text:cond-style-name=""><text:span text:style-name="a620" text:class-names="">Zone.js is a signaling mechanism that Angular uses to detect when an application state might have changed</text:span><text:span text:style-name="a621" text:class-names="">. It captures asynchronous operations like </text:span><text:span text:style-name="a622" text:class-names="">setTimeout</text:span><text:span text:style-name="a623" text:class-names="">, network requests, and event listeners. Angular schedules change detection based on signals from Zone.js</text:span><text:span text:style-name="a624" text:class-names=""/></text:p>
              </text:list-item>
            </text:list>
            <text:list text:style-name="a629">
              <text:list-item>
                <text:p text:style-name="a628" text:class-names="" text:cond-style-name=""><text:span text:style-name="a627" text:class-names=""/></text:p>
              </text:list-item>
            </text:list>
            <text:list text:style-name="a637">
              <text:list-item>
                <text:p text:style-name="a636" text:class-names="" text:cond-style-name=""><text:span text:style-name="a630" text:class-names="">There are cases in which scheduled </text:span><text:span text:style-name="a631" text:class-names=""><text:a xlink:href="https://developer.mozilla.org/en-US/docs/Web/API/HTML_DOM_API/Microtask_guide#tasks" text:style-name="" text:visited-style-name="">tasks</text:a></text:span><text:span text:style-name="a632" text:class-names=""> or </text:span><text:span text:style-name="a633" text:class-names=""><text:a xlink:href="https://developer.mozilla.org/en-US/docs/Web/API/HTML_DOM_API/Microtask_guide#microtasks" text:style-name="" text:visited-style-name="">microtasks</text:a></text:span><text:span text:style-name="a634" text:class-names=""> don’t make any changes in the data model, which makes running change detection unnecessary. Common examples are:</text:span><text:span text:style-name="a635" text:class-names=""/></text:p>
              </text:list-item>
            </text:list>
            <text:list text:style-name="a645">
              <text:list-item>
                <text:list text:style-name="a645">
                  <text:list-item>
                    <text:p text:style-name="a644" text:class-names="" text:cond-style-name=""><text:span text:style-name="a638" text:class-names="">requestAnimationFrame</text:span><text:span text:style-name="a639" text:class-names="">, </text:span><text:span text:style-name="a640" text:class-names="">setTimeout</text:span><text:span text:style-name="a641" text:class-names=""> or </text:span><text:span text:style-name="a642" text:class-names="">setInterval</text:span><text:span text:style-name="a643" text:class-names=""/></text:p>
                  </text:list-item>
                </text:list>
              </text:list-item>
            </text:list>
            <text:list text:style-name="a649">
              <text:list-item>
                <text:list text:style-name="a649">
                  <text:list-item>
                    <text:p text:style-name="a648" text:class-names="" text:cond-style-name=""><text:span text:style-name="a646" text:class-names="">Task or microtask scheduling by third-party libraries</text:span><text:span text:style-name="a647" text:class-names=""/></text:p>
                  </text:list-item>
                </text:list>
              </text:list-item>
            </text:list>
            <text:list text:style-name="a652">
              <text:list-item>
                <text:p text:style-name="a651" text:class-names="" text:cond-style-name=""><text:span text:style-name="a650" text:class-names=""/></text:p>
              </text:list-item>
            </text:list>
          </draw:text-box>
          <svg:title/>
          <svg:desc/>
        </draw:frame>
      </draw:page>
      <draw:page draw:name="Slide7" draw:style-name="a654" draw:master-page-name="Master1-Layout2-obj-Title-and-Content" presentation:presentation-page-layout-name="Master1-PPL2" draw:id="Slide-262">
        <draw:frame draw:id="id73" presentation:style-name="a683" draw:name="Content Placeholder 2" svg:x="0.91667in" svg:y="2.41319in" svg:width="11.5in" svg:height="4.34201in" presentation:class="outline" presentation:placeholder="false">
          <draw:text-box>
            <text:list text:style-name="a662">
              <text:list-item>
                <text:p text:style-name="a661" text:class-names="" text:cond-style-name=""><text:span text:style-name="a655" text:class-names="">constructor(private<text:s text:c="1"/></text:span><text:span text:style-name="a656" text:class-names="">ngZone</text:span><text:span text:style-name="a657" text:class-names="">:<text:s text:c="1"/></text:span><text:span text:style-name="a658" text:class-names=""><text:a xlink:href="https://angular.io/api/core/NgZone" text:style-name="" text:visited-style-name="">NgZone</text:a></text:span><text:span text:style-name="a659" text:class-names="">) {} </text:span><text:span text:style-name="a660" text:class-names=""/></text:p>
              </text:list-item>
            </text:list>
            <text:list text:style-name="a666">
              <text:list-item>
                <text:p text:style-name="a665" text:class-names="" text:cond-style-name=""><text:span text:style-name="a663" text:class-names="">ngOnInit</text:span><text:span text:style-name="a664" text:class-names="">() {<text:s text:c="1"/></text:span></text:p>
              </text:list-item>
            </text:list>
            <text:list text:style-name="a671">
              <text:list-item>
                <text:p text:style-name="a670" text:class-names="" text:cond-style-name=""><text:span text:style-name="a667" text:class-names="">   <text:s text:c="1"/></text:span><text:span text:style-name="a668" text:class-names="">this.ngZone.runOutsideAngular</text:span><text:span text:style-name="a669" text:class-names="">(() =&gt; { </text:span></text:p>
              </text:list-item>
            </text:list>
            <text:list text:style-name="a674">
              <text:list-item>
                <text:p text:style-name="a673" text:class-names="" text:cond-style-name=""><text:span text:style-name="a672" text:class-names="">        // this code will not trigger change detection</text:span></text:p>
              </text:list-item>
            </text:list>
            <text:list text:style-name="a678">
              <text:list-item>
                <text:p text:style-name="a677" text:class-names="" text:cond-style-name=""><text:span text:style-name="a675" text:class-names="">    });</text:span><text:span text:style-name="a676" text:class-names=""/></text:p>
              </text:list-item>
            </text:list>
            <text:list text:style-name="a682">
              <text:list-item>
                <text:p text:style-name="a681" text:class-names="" text:cond-style-name=""><text:span text:style-name="a679" text:class-names="">}</text:span><text:span text:style-name="a680" text:class-names=""/></text:p>
              </text:list-item>
            </text:list>
          </draw:text-box>
          <svg:title/>
          <svg:desc/>
        </draw:frame>
      </draw:page>
      <draw:page draw:name="Slide5" draw:style-name="a684" draw:master-page-name="Master1-Layout2-obj-Title-and-Content" presentation:presentation-page-layout-name="Master1-PPL2" draw:id="Slide-260">
        <draw:frame draw:id="id74" presentation:style-name="a687" draw:name="Title 1" svg:x="0.91667in" svg:y="0.39931in" svg:width="11.5in" svg:height="1.44965in" presentation:class="title" presentation:placeholder="false">
          <draw:text-box>
            <text:p text:style-name="a686" text:class-names="" text:cond-style-name=""><text:span text:style-name="a685" text:class-names="">Skipping component subtrees</text:span></text:p>
          </draw:text-box>
          <svg:title/>
          <svg:desc/>
        </draw:frame>
        <draw:frame draw:id="id75" presentation:style-name="a705" draw:name="Content Placeholder 2" svg:x="0.91667in" svg:y="1.99653in" svg:width="11.5in" svg:height="4.75868in" presentation:class="outline" presentation:placeholder="false">
          <draw:text-box>
            <text:list text:style-name="a691">
              <text:list-item>
                <text:p text:style-name="a690" text:class-names="" text:cond-style-name=""><text:span text:style-name="a688" text:class-names="">JavaScript, by default, uses mutable data structures that you can reference from multiple different components. Angular runs change detection over your entire component tree to make sure that the most up-to-date state of your data structures is reflected in the DOM.</text:span><text:span text:style-name="a689" text:class-names=""/></text:p>
              </text:list-item>
            </text:list>
            <text:list text:style-name="a695">
              <text:list-item>
                <text:p text:style-name="a694" text:class-names="" text:cond-style-name=""><text:span text:style-name="a692" text:class-names="">Change detection is sufficiently fast for most applications. However, when an application has an especially large component tree, running change detection across the whole application can cause performance issues. You can address this by configuring change detection to only run on a subset of the component tree.</text:span><text:span text:style-name="a693" text:class-names=""/></text:p>
              </text:list-item>
            </text:list>
            <text:list text:style-name="a701">
              <text:list-item>
                <text:p text:style-name="a700" text:class-names="" text:cond-style-name=""><text:span text:style-name="a696" text:class-names="">If you are confident that a part of the application is not affected by a state change, you can use </text:span><text:span text:style-name="a697" text:class-names=""><text:a xlink:href="https://angular.io/api/core/ChangeDetectionStrategy" text:style-name="" text:visited-style-name="">OnPush</text:a></text:span><text:span text:style-name="a698" text:class-names=""> to skip change detection in an entire component subtree.</text:span><text:span text:style-name="a699" text:class-names=""/></text:p>
              </text:list-item>
            </text:list>
            <text:list text:style-name="a704">
              <text:list-item>
                <text:p text:style-name="a703" text:class-names="" text:cond-style-name=""><text:span text:style-name="a702" text:class-names=""/></text:p>
              </text:list-item>
            </text:list>
          </draw:text-box>
          <svg:title/>
          <svg:desc/>
        </draw:frame>
      </draw:page>
      <draw:page draw:name="Slide8" draw:style-name="a706" draw:master-page-name="Master1-Layout2-obj-Title-and-Content" presentation:presentation-page-layout-name="Master1-PPL2" draw:id="Slide-263">
        <draw:frame draw:id="id76" presentation:style-name="a710" draw:name="Title 1" svg:x="0.91667in" svg:y="0.39931in" svg:width="11.5in" svg:height="1.44965in" presentation:class="title" presentation:placeholder="false">
          <draw:text-box>
            <text:p text:style-name="a709" text:class-names="" text:cond-style-name=""><text:span text:style-name="a707" text:class-names="">Demo App</text:span><text:span text:style-name="a708" text:class-names=""/></text:p>
          </draw:text-box>
          <svg:title/>
          <svg:desc/>
        </draw:frame>
        <draw:frame draw:id="id77" presentation:style-name="a718" draw:name="Content Placeholder 2" svg:x="0.91667in" svg:y="1.99653in" svg:width="11.5in" svg:height="4.75868in" presentation:class="outline" presentation:placeholder="false">
          <draw:text-box>
            <text:list text:style-name="a714">
              <text:list-item>
                <text:p text:style-name="a713" text:class-names="" text:cond-style-name=""><text:span text:style-name="a711" text:class-names=""><text:a xlink:href="https://github.com/marius-oprea/onPush" text:style-name="" text:visited-style-name="">https://github.com/marius-oprea/onPush</text:a></text:span><text:span text:style-name="a712" text:class-names=""/></text:p>
              </text:list-item>
            </text:list>
            <text:list text:style-name="a717">
              <text:list-item>
                <text:p text:style-name="a716" text:class-names="" text:cond-style-name=""><text:span text:style-name="a71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7/15/201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7/15/201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7/15/201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7/15/201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7/15/201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7/15/201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7/15/201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7/15/201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7/15/201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7/15/201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7/15/201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7/15/201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7-26T13:03:30Z</meta:creation-date>
    <dc:date>2022-07-26T15:08:35Z</dc:date>
    <meta:template xlink:href="office%20theme" xlink:type="simple"/>
    <meta:editing-cycles>273</meta:editing-cycles>
    <meta:editing-duration>PT0S</meta:editing-duration>
    <meta:document-statistic meta:paragraph-count="0" meta:word-count="0"/>
  </office:meta>
</office:document-meta>
</file>